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, 'Open Sans', Arial, 'Hiragino Sans GB', 'Microsoft YaHei', STHeiti, 'WenQuanYi Micro Hei', SimSun, sans-serif"/>
    <style:font-face style:name="PingFangSC" svg:font-family="PingFangSC, 'helvetica neue', 'hiragino sans gb', arial, 'microsoft yahei ui', 'microsoft yahei', simsun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5a8e2" officeooo:paragraph-rsid="0005a8e2"/>
    </style:style>
    <style:style style:name="P2" style:family="paragraph" style:parent-style-name="Standard">
      <style:text-properties officeooo:paragraph-rsid="0005a8e2"/>
    </style:style>
    <style:style style:name="P3" style:family="paragraph" style:parent-style-name="Standard">
      <style:text-properties officeooo:paragraph-rsid="00068dc0"/>
    </style:style>
    <style:style style:name="P4" style:family="paragraph" style:parent-style-name="Standard">
      <style:text-properties officeooo:rsid="00068dc0" officeooo:paragraph-rsid="00068dc0"/>
    </style:style>
    <style:style style:name="P5" style:family="paragraph" style:parent-style-name="Text_20_body">
      <style:paragraph-properties fo:margin-left="0cm" fo:margin-right="0cm" fo:margin-top="0cm" fo:margin-bottom="0.265cm" loext:contextual-spacing="false" fo:orphans="2" fo:widows="2" fo:text-indent="0cm" style:auto-text-indent="false" fo:padding="0cm" fo:border="none"/>
      <style:text-properties fo:font-variant="normal" fo:text-transform="none" fo:color="#333333" fo:letter-spacing="normal" style:font-name-asian="PingFangSC" style:font-size-asian="12pt" style:font-style-asian="normal" style:font-weight-asian="normal"/>
    </style:style>
    <style:style style:name="P6" style:family="paragraph" style:parent-style-name="Text_20_body">
      <style:paragraph-properties fo:margin-left="0cm" fo:margin-right="0cm" fo:margin-top="0cm" fo:margin-bottom="0.265cm" loext:contextual-spacing="false" fo:orphans="2" fo:widows="2" fo:text-indent="0cm" style:auto-text-indent="false" fo:padding="0cm" fo:border="none"/>
    </style:style>
    <style:style style:name="T1" style:family="text">
      <style:text-properties officeooo:rsid="0005a8e2"/>
    </style:style>
    <style:style style:name="T2" style:family="text">
      <style:text-properties fo:font-variant="normal" fo:text-transform="none" fo:color="#333333" fo:letter-spacing="normal" style:font-name-asian="PingFangSC" style:font-size-asian="12pt" style:font-style-asian="normal" style:font-weight-asian="normal"/>
    </style:style>
    <style:style style:name="T3" style:family="text">
      <style:text-properties fo:font-variant="normal" fo:text-transform="none" fo:color="#ff0000" fo:letter-spacing="normal" style:font-name-asian="PingFangSC" style:font-size-asian="12pt" style:font-style-asian="normal" style:font-weight-asian="bold"/>
    </style:style>
    <style:style style:name="T4" style:family="text">
      <style:text-properties fo:font-variant="normal" fo:text-transform="none" fo:color="#000000" fo:letter-spacing="normal" style:font-name-asian="Helvetica" style:font-size-asian="10.5pt" style:font-style-asian="normal" style:font-weight-asian="normal"/>
    </style:style>
    <style:style style:name="T5" style:family="text">
      <style:text-properties fo:font-variant="normal" fo:text-transform="none" fo:color="#000000" fo:letter-spacing="normal" officeooo:rsid="00068dc0" style:font-name-asian="Helvetica" style:font-size-asian="10.5pt" style:font-style-asian="normal" style:font-weight-asian="normal"/>
    </style:style>
    <style:style style:name="T6" style:family="text">
      <style:text-properties fo:font-variant="normal" fo:text-transform="none" fo:color="#000000" fo:letter-spacing="normal" officeooo:rsid="000829fb" style:font-name-asian="Helvetica" style:font-size-asian="10.5pt" style:font-style-asian="normal" style:font-weight-asian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 区块链的概念</text:p>
      <text:p text:style-name="P1"><text:tab/>我们要聊区块链，那么首先要了解什么是区块链，先放两个比较官方的定义：</text:p>
      <text:p text:style-name="P1"/>
      <text:p text:style-name="P2"><text:span text:style-name="T1"><text:tab/></text:span><text:span text:style-name="T2">区块链是一种分布式数据库，是一串使用密码学方法相关联产生的数据块，</text:span></text:p>
      <text:p text:style-name="P5"><text:tab/>每个数据块都包含了一次网络交易信息，用于验证其信息的有效性和生成下一个区块。</text:p>
      <text:p text:style-name="P6"><text:span text:style-name="T2"><text:tab/>是指通过</text:span><text:span text:style-name="T3">去中心化和去信任</text:span><text:span text:style-name="T2">的方式集体维护一个可靠数据库的技术方案</text:span></text:p>
      <text:p text:style-name="P1">　　嗯？　这些字分开全部都认识，但是合在一起，这写的是什么？</text:p>
      <text:p text:style-name="P1"><text:tab/>别急，我们先来解释一下什么是去中心化，什么是去信任。</text:p>
      <text:p text:style-name="P3"><text:span text:style-name="T1">１.1 中心化</text:span></text:p>
      <text:p text:style-name="P3"><text:span text:style-name="T1"><text:tab/>我们都知道，</text:span><text:span text:style-name="T4">账本上的内容必须是唯一的，这导致记账天然是中心化的行为。也就是说</text:span><text:span text:style-name="T5">，只有账本的拥有者，才有绝对的权利去更改账本内容。在通讯手段不发达的时代如此，在先今的信息时代也是如此。在现今，系统背后都有数据库支持，那么数据库就可以被看作是一个大的账本。目前就是谁的系统就是谁来记账，淘宝的账本淘宝来记账，微信的账本微信来记账。这就是中心化，但是，中心化的记账缺有一些显而易见的弱点，一旦这个中心出现问题，如被篡改，被损坏，整个系统就会面临危机乃至崩溃。</text:span></text:p>
      <text:p text:style-name="P4"><text:span text:style-name="T4">１.2 信任</text:span></text:p>
      <text:p text:style-name="P4"><text:span text:style-name="T4"><text:tab/>大家都听过三人成虎的故事</text:span><text:span text:style-name="T6">，为什么一个人说街上有老虎，没人信，而很多人一起说现在大街上有一头斑斓猛虎，你就信了呢？为什么？因为你不信任一个没有足够信任度的单独个体，但你会信任一堆个体或者一个对你来讲有足够信任度的个体。在现实社会中，银行，微信，支付宝等就是这样一个有足够信任度的个体，但是以银行等作为信用中介是需要成本的，而我们普通大众就要为这庞大的信用成本买单。</text:span></text:p>
      <text:p text:style-name="P4"><text:span text:style-name="T6"><text:tab/><text:tab/></text:span></text:p>
      <text:p text:style-name="P3"><text:span text:style-name="T5"><text:tab/></text:span></text:p>
      <text:p text:style-name="P2"><text:span text:style-name="T4"><text:tab/><text:tab/></text:span></text:p>
      <text:p text:style-name="P2"><text:span text:style-name="T1"><text:tab/></text:span>1.存放在互联网的各个比特币节点上，每个节点都有一份完整的备份<text:line-break/><text:tab/>2.里面记录着自比特币诞生以来的所有比特币转账交易<text:line-break/><text:tab/>3.账本是分区块存储的，每一块包含一部分交易记录。每一个区块都会记录着前一区块的id，形成<text:tab/>一个链状结构，因而称为区块链<text:line-break/><text:tab/>4.当你要发起一笔比特币交易的时候只需把交易信息广播到p2p网络中,矿工把你的交易信息记录成<text:tab/>一个新的区块连到区块链上，交易就完成了。</text:p>
      <text:p text:style-name="P2"/>
      <text:p text:style-name="P1">2. 区块链的历史</text:p>
      <text:p text:style-name="P1">3. 区块链的实现方式</text:p>
      <text:p text:style-name="P1">4. 区块链的发展前景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" svg:font-family="Helvetica, 'Open Sans', Arial, 'Hiragino Sans GB', 'Microsoft YaHei', STHeiti, 'WenQuanYi Micro Hei', SimSun, sans-serif"/>
    <style:font-face style:name="PingFangSC" svg:font-family="PingFangSC, 'helvetica neue', 'hiragino sans gb', arial, 'microsoft yahei ui', 'microsoft yahei', simsun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5T11:22:37.530055742</meta:creation-date>
    <dc:date>2017-05-15T14:22:28.689372630</dc:date>
    <meta:editing-duration>PT2H25M50S</meta:editing-duration>
    <meta:editing-cycles>1</meta:editing-cycles>
    <meta:document-statistic meta:table-count="0" meta:image-count="0" meta:object-count="0" meta:page-count="1" meta:paragraph-count="18" meta:word-count="810" meta:character-count="853" meta:non-whitespace-character-count="823"/>
    <meta:generator>LibreOffice/5.1.4.2$Linux_X86_64 LibreOffice_project/10m0$Build-2</meta:generator>
  </office:meta>
</office:document-meta>
</file>